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 fo:background-color="#ff0000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ackground-color="#00800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ackground-color="#ff000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ackground-color="#008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ackground-color="#ff000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ackground-color="#008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 fo:background-color="#ff0000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background-color="#00800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 fo:background-color="#ff0000"/>
    </style:style>
    <style:style style:family="paragraph" style:name="CellContent20" style:display-name="CellContent20">
      <style:text-properties/>
      <style:paragraph-properties/>
    </style:style>
    <style:style style:family="table-cell" style:name="TableCell21" style:display-name="TableCell21">
      <style:table-cell-properties style:vertical-align="bottom" fo:background-color="#008000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style:vertical-align="bottom" fo:background-color="#ff0000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style:vertical-align="bottom" fo:background-color="#00800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/>
    </style:style>
    <style:style style:family="paragraph" style:name="CellContent25" style:display-name="CellContent25">
      <style:text-properties/>
      <style:paragraph-properties/>
    </style:style>
    <style:style style:family="table-cell" style:name="TableCell26" style:display-name="TableCell26">
      <style:table-cell-properties style:vertical-align="bottom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/>
    </style:style>
    <style:style style:family="paragraph" style:name="CellContent30" style:display-name="CellContent3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31" style:display-name="TableCell31">
      <style:table-cell-properties style:vertical-align="bottom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style:vertical-align="bottom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style:vertical-align="bottom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style:vertical-align="bottom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style:vertical-align="bottom" fo:background-color="#0000ff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0000ff"/>
    </style:style>
    <style:style style:family="paragraph" style:name="CellContent40" style:display-name="CellContent40">
      <style:text-properties/>
      <style:paragraph-properties/>
    </style:style>
    <style:style style:family="table-cell" style:name="TableCell41" style:display-name="TableCell41">
      <style:table-cell-properties style:vertical-align="bottom" fo:background-color="#0000ff"/>
    </style:style>
    <style:style style:family="paragraph" style:name="CellContent41" style:display-name="CellContent41">
      <style:text-properties/>
      <style:paragraph-properties/>
    </style:style>
    <style:style style:family="table-cell" style:name="TableCell42" style:display-name="TableCell42">
      <style:table-cell-properties style:vertical-align="bottom" fo:background-color="#0000ff"/>
    </style:style>
    <style:style style:family="paragraph" style:name="CellContent42" style:display-name="CellContent42">
      <style:text-properties/>
      <style:paragraph-properties/>
    </style:style>
    <style:style style:family="table-cell" style:name="TableCell43" style:display-name="TableCell43">
      <style:table-cell-properties style:vertical-align="bottom" fo:background-color="#0000ff"/>
    </style:style>
    <style:style style:family="paragraph" style:name="CellContent43" style:display-name="CellContent43">
      <style:text-properties/>
      <style:paragraph-properties/>
    </style:style>
    <style:style style:family="table-cell" style:name="TableCell44" style:display-name="TableCell44">
      <style:table-cell-properties style:vertical-align="bottom"/>
    </style:style>
    <style:style style:family="paragraph" style:name="CellContent44" style:display-name="CellContent44">
      <style:text-properties/>
      <style:paragraph-properties/>
    </style:style>
    <style:style style:family="table-cell" style:name="TableCell45" style:display-name="TableCell45">
      <style:table-cell-properties style:vertical-align="bottom"/>
    </style:style>
    <style:style style:family="paragraph" style:name="CellContent45" style:display-name="CellContent45">
      <style:text-properties/>
      <style:paragraph-properties/>
    </style:style>
    <style:style style:family="table-cell" style:name="TableCell46" style:display-name="TableCell46">
      <style:table-cell-properties style:vertical-align="bottom" fo:background-color="#ffff00"/>
    </style:style>
    <style:style style:family="paragraph" style:name="CellContent46" style:display-name="CellContent46">
      <style:text-properties/>
      <style:paragraph-properties/>
    </style:style>
    <style:style style:family="table-cell" style:name="TableCell47" style:display-name="TableCell47">
      <style:table-cell-properties style:vertical-align="bottom" fo:background-color="#ffff00"/>
    </style:style>
    <style:style style:family="paragraph" style:name="CellContent47" style:display-name="CellContent47">
      <style:text-properties/>
      <style:paragraph-properties/>
    </style:style>
    <style:style style:family="table-cell" style:name="TableCell48" style:display-name="TableCell48">
      <style:table-cell-properties style:vertical-align="bottom" fo:background-color="#ffff00"/>
    </style:style>
    <style:style style:family="paragraph" style:name="CellContent48" style:display-name="CellContent48">
      <style:text-properties/>
      <style:paragraph-properties/>
    </style:style>
    <style:style style:family="table-cell" style:name="TableCell49" style:display-name="TableCell49">
      <style:table-cell-properties style:vertical-align="bottom" fo:background-color="#ffff00"/>
    </style:style>
    <style:style style:family="paragraph" style:name="CellContent49" style:display-name="CellContent49">
      <style:text-properties/>
      <style:paragraph-properties/>
    </style:style>
    <style:style style:family="table-cell" style:name="TableCell50" style:display-name="TableCell50">
      <style:table-cell-properties style:vertical-align="bottom" fo:background-color="#ffff00"/>
    </style:style>
    <style:style style:family="paragraph" style:name="CellContent50" style:display-name="CellContent50">
      <style:text-properties/>
      <style:paragraph-properties/>
    </style:style>
    <style:style style:family="table-cell" style:name="TableCell51" style:display-name="TableCell51">
      <style:table-cell-properties style:vertical-align="bottom"/>
    </style:style>
    <style:style style:family="paragraph" style:name="CellContent51" style:display-name="CellContent51">
      <style:text-properties/>
      <style:paragraph-properties/>
    </style:style>
    <style:style style:family="table-cell" style:name="TableCell52" style:display-name="TableCell52">
      <style:table-cell-properties style:vertical-align="bottom"/>
    </style:style>
    <style:style style:family="paragraph" style:name="CellContent52" style:display-name="CellContent52">
      <style:text-properties/>
      <style:paragraph-properties/>
    </style:style>
    <style:style style:family="table-cell" style:name="TableCell53" style:display-name="TableCell53">
      <style:table-cell-properties style:vertical-align="bottom" fo:background-color="#008000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 fo:background-color="#008000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 fo:background-color="#008000"/>
    </style:style>
    <style:style style:family="paragraph" style:name="CellContent55" style:display-name="CellContent55">
      <style:text-properties/>
      <style:paragraph-properties/>
    </style:style>
    <style:style style:family="table-cell" style:name="TableCell56" style:display-name="TableCell56">
      <style:table-cell-properties style:vertical-align="bottom" fo:background-color="#008000"/>
    </style:style>
    <style:style style:family="paragraph" style:name="CellContent56" style:display-name="CellContent56">
      <style:text-properties/>
      <style:paragraph-properties/>
    </style:style>
    <style:style style:family="table-cell" style:name="TableCell57" style:display-name="TableCell57">
      <style:table-cell-properties style:vertical-align="bottom" fo:background-color="#008000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/>
    </style:style>
    <style:style style:family="paragraph" style:name="CellContent59" style:display-name="CellContent59">
      <style:text-properties/>
      <style:paragraph-properties/>
    </style:style>
    <style:style style:family="table-cell" style:name="TableCell60" style:display-name="TableCell60">
      <style:table-cell-properties style:vertical-align="bottom" fo:background-color="#0000ff"/>
    </style:style>
    <style:style style:family="paragraph" style:name="CellContent60" style:display-name="CellContent60">
      <style:text-properties/>
      <style:paragraph-properties/>
    </style:style>
    <style:style style:family="table-cell" style:name="TableCell61" style:display-name="TableCell61">
      <style:table-cell-properties style:vertical-align="bottom" fo:background-color="#0000ff"/>
    </style:style>
    <style:style style:family="paragraph" style:name="CellContent61" style:display-name="CellContent61">
      <style:text-properties/>
      <style:paragraph-properties/>
    </style:style>
    <style:style style:family="table-cell" style:name="TableCell62" style:display-name="TableCell62">
      <style:table-cell-properties style:vertical-align="bottom" fo:background-color="#0000ff"/>
    </style:style>
    <style:style style:family="paragraph" style:name="CellContent62" style:display-name="CellContent62">
      <style:text-properties/>
      <style:paragraph-properties/>
    </style:style>
    <style:style style:family="table-cell" style:name="TableCell63" style:display-name="TableCell63">
      <style:table-cell-properties style:vertical-align="bottom" fo:background-color="#0000ff"/>
    </style:style>
    <style:style style:family="paragraph" style:name="CellContent63" style:display-name="CellContent63">
      <style:text-properties/>
      <style:paragraph-properties/>
    </style:style>
    <style:style style:family="table-cell" style:name="TableCell64" style:display-name="TableCell64">
      <style:table-cell-properties style:vertical-align="bottom" fo:background-color="#0000ff"/>
    </style:style>
    <style:style style:family="paragraph" style:name="CellContent64" style:display-name="CellContent64">
      <style:text-properties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/>
      <style:paragraph-properties/>
    </style:style>
    <style:style style:family="table-cell" style:name="TableCell67" style:display-name="TableCell67">
      <style:table-cell-properties style:vertical-align="bottom" fo:background-color="#ffff00"/>
    </style:style>
    <style:style style:family="paragraph" style:name="CellContent67" style:display-name="CellContent67">
      <style:text-properties/>
      <style:paragraph-properties/>
    </style:style>
    <style:style style:family="table-cell" style:name="TableCell68" style:display-name="TableCell68">
      <style:table-cell-properties style:vertical-align="bottom" fo:background-color="#ffff00"/>
    </style:style>
    <style:style style:family="paragraph" style:name="CellContent68" style:display-name="CellContent68">
      <style:text-properties/>
      <style:paragraph-properties/>
    </style:style>
    <style:style style:family="table-cell" style:name="TableCell69" style:display-name="TableCell69">
      <style:table-cell-properties style:vertical-align="bottom" fo:background-color="#ffff00"/>
    </style:style>
    <style:style style:family="paragraph" style:name="CellContent69" style:display-name="CellContent69">
      <style:text-properties/>
      <style:paragraph-properties/>
    </style:style>
    <style:style style:family="table-cell" style:name="TableCell70" style:display-name="TableCell70">
      <style:table-cell-properties style:vertical-align="bottom" fo:background-color="#ffff00"/>
    </style:style>
    <style:style style:family="paragraph" style:name="CellContent70" style:display-name="CellContent70">
      <style:text-properties/>
      <style:paragraph-properties/>
    </style:style>
    <style:style style:family="table-cell" style:name="TableCell71" style:display-name="TableCell71">
      <style:table-cell-properties style:vertical-align="bottom" fo:background-color="#ffff00"/>
    </style:style>
    <style:style style:family="paragraph" style:name="CellContent71" style:display-name="CellContent71">
      <style:text-properties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/>
      <style:paragraph-properties/>
    </style:style>
    <style:style style:family="table-cell" style:name="TableCell74" style:display-name="TableCell74">
      <style:table-cell-properties style:vertical-align="bottom"/>
    </style:style>
    <style:style style:family="paragraph" style:name="CellContent74" style:display-name="CellContent74">
      <style:text-properties/>
      <style:paragraph-properties/>
    </style:style>
    <style:style style:family="table-cell" style:name="TableCell75" style:display-name="TableCell75">
      <style:table-cell-properties style:vertical-align="bottom"/>
    </style:style>
    <style:style style:family="paragraph" style:name="CellContent75" style:display-name="CellContent75">
      <style:text-properties/>
      <style:paragraph-properties/>
    </style:style>
    <style:style style:family="table-cell" style:name="TableCell76" style:display-name="TableCell76">
      <style:table-cell-properties style:vertical-align="bottom"/>
    </style:style>
    <style:style style:family="paragraph" style:name="CellContent76" style:display-name="CellContent76">
      <style:text-properties/>
      <style:paragraph-properties/>
    </style:style>
    <style:style style:family="table-cell" style:name="TableCell77" style:display-name="TableCell77">
      <style:table-cell-properties style:vertical-align="bottom"/>
    </style:style>
    <style:style style:family="paragraph" style:name="CellContent77" style:display-name="CellContent77">
      <style:text-properties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table-row" style:name="TableRow13" style:display-name="TableRow13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80" style:display-name="TableCell80">
      <style:table-cell-properties style:vertical-align="bottom" fo:background-color="#ff0000"/>
    </style:style>
    <style:style style:family="paragraph" style:name="CellContent80" style:display-name="CellContent80">
      <style:text-properties/>
      <style:paragraph-properties style:line-spacing="18pt"/>
    </style:style>
    <style:style style:family="table-cell" style:name="TableCell81" style:display-name="TableCell81">
      <style:table-cell-properties style:vertical-align="bottom" fo:background-color="#ff0000"/>
    </style:style>
    <style:style style:family="paragraph" style:name="CellContent81" style:display-name="CellContent81">
      <style:text-properties/>
      <style:paragraph-properties style:line-spacing="18pt"/>
    </style:style>
    <style:style style:family="table-cell" style:name="TableCell82" style:display-name="TableCell82">
      <style:table-cell-properties style:vertical-align="bottom" fo:background-color="#ff0000"/>
    </style:style>
    <style:style style:family="paragraph" style:name="CellContent82" style:display-name="CellContent82">
      <style:text-properties/>
      <style:paragraph-properties/>
    </style:style>
    <style:style style:family="table-cell" style:name="TableCell83" style:display-name="TableCell83">
      <style:table-cell-properties style:vertical-align="bottom" fo:background-color="#ff0000"/>
    </style:style>
    <style:style style:family="paragraph" style:name="CellContent83" style:display-name="CellContent83">
      <style:text-properties/>
      <style:paragraph-properties/>
    </style:style>
    <style:style style:family="table-cell" style:name="TableCell84" style:display-name="TableCell84">
      <style:table-cell-properties style:vertical-align="bottom" fo:background-color="#008000"/>
    </style:style>
    <style:style style:family="paragraph" style:name="CellContent84" style:display-name="CellContent84">
      <style:text-properties/>
      <style:paragraph-properties style:line-spacing="18pt"/>
    </style:style>
    <style:style style:family="table-cell" style:name="TableCell85" style:display-name="TableCell85">
      <style:table-cell-properties style:vertical-align="bottom" fo:background-color="#008000"/>
    </style:style>
    <style:style style:family="paragraph" style:name="CellContent85" style:display-name="CellContent85">
      <style:text-properties/>
      <style:paragraph-properties style:line-spacing="18pt"/>
    </style:style>
    <style:style style:family="table-cell" style:name="TableCell86" style:display-name="TableCell86">
      <style:table-cell-properties style:vertical-align="bottom" fo:background-color="#008000"/>
    </style:style>
    <style:style style:family="paragraph" style:name="CellContent86" style:display-name="CellContent86">
      <style:text-properties/>
      <style:paragraph-properties/>
    </style:style>
    <style:style style:family="table-cell" style:name="TableCell87" style:display-name="TableCell87">
      <style:table-cell-properties style:vertical-align="bottom" fo:background-color="#008000"/>
    </style:style>
    <style:style style:family="paragraph" style:name="CellContent87" style:display-name="CellContent87">
      <style:text-properties/>
      <style:paragraph-properties/>
    </style:style>
    <style:style style:family="table-cell" style:name="TableCell88" style:display-name="TableCell88">
      <style:table-cell-properties style:vertical-align="bottom" fo:background-color="#ff0000"/>
    </style:style>
    <style:style style:family="paragraph" style:name="CellContent88" style:display-name="CellContent88">
      <style:text-properties/>
      <style:paragraph-properties style:line-spacing="18pt"/>
    </style:style>
    <style:style style:family="table-cell" style:name="TableCell89" style:display-name="TableCell89">
      <style:table-cell-properties style:vertical-align="bottom" fo:background-color="#ff0000"/>
    </style:style>
    <style:style style:family="paragraph" style:name="CellContent89" style:display-name="CellContent89">
      <style:text-properties/>
      <style:paragraph-properties style:line-spacing="18pt"/>
    </style:style>
    <style:style style:family="table-cell" style:name="TableCell90" style:display-name="TableCell90">
      <style:table-cell-properties style:vertical-align="bottom" fo:background-color="#ff0000"/>
    </style:style>
    <style:style style:family="paragraph" style:name="CellContent90" style:display-name="CellContent90">
      <style:text-properties/>
      <style:paragraph-properties/>
    </style:style>
    <style:style style:family="table-cell" style:name="TableCell91" style:display-name="TableCell91">
      <style:table-cell-properties style:vertical-align="bottom" fo:background-color="#ff0000"/>
    </style:style>
    <style:style style:family="paragraph" style:name="CellContent91" style:display-name="CellContent91">
      <style:text-properties/>
      <style:paragraph-properties/>
    </style:style>
    <style:style style:family="table-cell" style:name="TableCell92" style:display-name="TableCell92">
      <style:table-cell-properties style:vertical-align="bottom" fo:background-color="#0000ff"/>
    </style:style>
    <style:style style:family="paragraph" style:name="CellContent92" style:display-name="CellContent92">
      <style:text-properties/>
      <style:paragraph-properties style:line-spacing="18pt"/>
    </style:style>
    <style:style style:family="table-cell" style:name="TableCell93" style:display-name="TableCell93">
      <style:table-cell-properties style:vertical-align="bottom" fo:background-color="#ffff00"/>
    </style:style>
    <style:style style:family="paragraph" style:name="CellContent93" style:display-name="CellContent93">
      <style:text-properties/>
      <style:paragraph-properties style:line-spacing="18pt"/>
    </style:style>
    <style:style style:family="table-cell" style:name="TableCell94" style:display-name="TableCell94">
      <style:table-cell-properties style:vertical-align="bottom" fo:background-color="#0000ff"/>
    </style:style>
    <style:style style:family="paragraph" style:name="CellContent94" style:display-name="CellContent94">
      <style:text-properties/>
      <style:paragraph-properties/>
    </style:style>
    <style:style style:family="table-cell" style:name="TableCell95" style:display-name="TableCell95">
      <style:table-cell-properties style:vertical-align="bottom" fo:background-color="#ffff00"/>
    </style:style>
    <style:style style:family="paragraph" style:name="CellContent95" style:display-name="CellContent95">
      <style:text-properties/>
      <style:paragraph-properties/>
    </style:style>
    <style:style style:family="table-cell" style:name="TableCell96" style:display-name="TableCell96">
      <style:table-cell-properties style:vertical-align="bottom" fo:background-color="#0000ff"/>
    </style:style>
    <style:style style:family="paragraph" style:name="CellContent96" style:display-name="CellContent96">
      <style:text-properties/>
      <style:paragraph-properties style:line-spacing="18pt"/>
    </style:style>
    <style:style style:family="table-cell" style:name="TableCell97" style:display-name="TableCell97">
      <style:table-cell-properties style:vertical-align="bottom" fo:background-color="#ffff00"/>
    </style:style>
    <style:style style:family="paragraph" style:name="CellContent97" style:display-name="CellContent97">
      <style:text-properties/>
      <style:paragraph-properties style:line-spacing="18pt"/>
    </style:style>
    <style:style style:family="table-cell" style:name="TableCell98" style:display-name="TableCell98">
      <style:table-cell-properties style:vertical-align="bottom" fo:background-color="#0000ff"/>
    </style:style>
    <style:style style:family="paragraph" style:name="CellContent98" style:display-name="CellContent98">
      <style:text-properties/>
      <style:paragraph-properties/>
    </style:style>
    <style:style style:family="table-cell" style:name="TableCell99" style:display-name="TableCell99">
      <style:table-cell-properties style:vertical-align="bottom" fo:background-color="#ffff00"/>
    </style:style>
    <style:style style:family="paragraph" style:name="CellContent99" style:display-name="CellContent99">
      <style:text-properties/>
      <style:paragraph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  <style:style style:family="table-row" style:name="TableRow17" style:display-name="TableRow17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100" style:display-name="TableCell100">
      <style:table-cell-properties style:vertical-align="bottom"/>
    </style:style>
    <style:style style:family="paragraph" style:name="CellContent100" style:display-name="CellContent100">
      <style:text-properties/>
      <style:paragraph-properties/>
    </style:style>
    <style:style style:family="table-cell" style:name="TableCell101" style:display-name="TableCell101">
      <style:table-cell-properties style:vertical-align="bottom" fo:background-color="#d0ffd0"/>
    </style:style>
    <style:style style:family="paragraph" style:name="CellContent101" style:display-name="CellContent101">
      <style:text-properties/>
      <style:paragraph-properties/>
    </style:style>
    <style:style style:family="table-cell" style:name="TableCell102" style:display-name="TableCell102">
      <style:table-cell-properties style:vertical-align="bottom"/>
    </style:style>
    <style:style style:family="paragraph" style:name="CellContent102" style:display-name="CellContent102">
      <style:text-properties/>
      <style:paragraph-properties/>
    </style:style>
    <style:style style:family="table-cell" style:name="TableCell103" style:display-name="TableCell103">
      <style:table-cell-properties style:vertical-align="bottom" fo:background-color="#d0ffd0"/>
    </style:style>
    <style:style style:family="paragraph" style:name="CellContent103" style:display-name="CellContent103">
      <style:text-properties/>
      <style:paragraph-properties/>
    </style:style>
    <style:style style:family="table-cell" style:name="TableCell104" style:display-name="TableCell104">
      <style:table-cell-properties style:vertical-align="bottom"/>
    </style:style>
    <style:style style:family="paragraph" style:name="CellContent104" style:display-name="CellContent104">
      <style:text-properties/>
      <style:paragraph-properties/>
    </style:style>
    <style:style style:family="table-cell" style:name="TableCell105" style:display-name="TableCell105">
      <style:table-cell-properties style:vertical-align="bottom" fo:background-color="#d0ffd0"/>
    </style:style>
    <style:style style:family="paragraph" style:name="CellContent105" style:display-name="CellContent105">
      <style:text-properties/>
      <style:paragraph-properties/>
    </style:style>
    <style:style style:family="table-cell" style:name="TableCell106" style:display-name="TableCell106">
      <style:table-cell-properties style:vertical-align="bottom"/>
    </style:style>
    <style:style style:family="paragraph" style:name="CellContent106" style:display-name="CellContent106">
      <style:text-properties/>
      <style:paragraph-properties/>
    </style:style>
    <style:style style:family="table-cell" style:name="TableCell107" style:display-name="TableCell107">
      <style:table-cell-properties style:vertical-align="bottom" fo:background-color="#d0ffd0"/>
    </style:style>
    <style:style style:family="paragraph" style:name="CellContent107" style:display-name="CellContent107">
      <style:text-properties/>
      <style:paragraph-properties/>
    </style:style>
    <style:style style:family="table-cell" style:name="TableCell108" style:display-name="TableCell108">
      <style:table-cell-properties style:vertical-align="bottom"/>
    </style:style>
    <style:style style:family="paragraph" style:name="CellContent108" style:display-name="CellContent108">
      <style:text-properties/>
      <style:paragraph-properties/>
    </style:style>
    <style:style style:family="table-cell" style:name="TableCell109" style:display-name="TableCell109">
      <style:table-cell-properties style:vertical-align="bottom" fo:background-color="#d0ffd0"/>
    </style:style>
    <style:style style:family="paragraph" style:name="CellContent109" style:display-name="CellContent109">
      <style:text-properties/>
      <style:paragraph-properties/>
    </style:style>
    <style:style style:family="table-cell" style:name="TableCell110" style:display-name="TableCell110">
      <style:table-cell-properties style:vertical-align="bottom"/>
    </style:style>
    <style:style style:family="paragraph" style:name="CellContent110" style:display-name="CellContent110">
      <style:text-properties/>
      <style:paragraph-properties/>
    </style:style>
    <style:style style:family="table-cell" style:name="TableCell111" style:display-name="TableCell111">
      <style:table-cell-properties style:vertical-align="bottom" fo:background-color="#d0ffd0"/>
    </style:style>
    <style:style style:family="paragraph" style:name="CellContent111" style:display-name="CellContent111">
      <style:text-properties/>
      <style:paragraph-properties/>
    </style:style>
    <style:style style:family="table-cell" style:name="TableCell112" style:display-name="TableCell112">
      <style:table-cell-properties style:vertical-align="bottom"/>
    </style:style>
    <style:style style:family="paragraph" style:name="CellContent112" style:display-name="CellContent112">
      <style:text-properties/>
      <style:paragraph-properties/>
    </style:style>
    <style:style style:family="table-cell" style:name="TableCell113" style:display-name="TableCell113">
      <style:table-cell-properties style:vertical-align="bottom" fo:background-color="#d0ffd0"/>
    </style:style>
    <style:style style:family="paragraph" style:name="CellContent113" style:display-name="CellContent113">
      <style:text-properties/>
      <style:paragraph-properties/>
    </style:style>
    <style:style style:family="table-cell" style:name="TableCell114" style:display-name="TableCell114">
      <style:table-cell-properties style:vertical-align="bottom"/>
    </style:style>
    <style:style style:family="paragraph" style:name="CellContent114" style:display-name="CellContent114">
      <style:text-properties/>
      <style:paragraph-properties/>
    </style:style>
    <style:style style:family="table-cell" style:name="TableCell115" style:display-name="TableCell115">
      <style:table-cell-properties style:vertical-align="bottom" fo:background-color="#d0ffd0"/>
    </style:style>
    <style:style style:family="paragraph" style:name="CellContent115" style:display-name="CellContent115">
      <style:text-properties/>
      <style:paragraph-properties/>
    </style:style>
    <style:style style:family="table-cell" style:name="TableCell116" style:display-name="TableCell116">
      <style:table-cell-properties style:vertical-align="bottom"/>
    </style:style>
    <style:style style:family="paragraph" style:name="CellContent116" style:display-name="CellContent116">
      <style:text-properties/>
      <style:paragraph-properties/>
    </style:style>
    <style:style style:family="table-cell" style:name="TableCell117" style:display-name="TableCell117">
      <style:table-cell-properties style:vertical-align="bottom" fo:background-color="#d0ffd0"/>
    </style:style>
    <style:style style:family="paragraph" style:name="CellContent117" style:display-name="CellContent117">
      <style:text-properties/>
      <style:paragraph-properties/>
    </style:style>
    <style:style style:family="table-cell" style:name="TableCell118" style:display-name="TableCell118">
      <style:table-cell-properties style:vertical-align="bottom"/>
    </style:style>
    <style:style style:family="paragraph" style:name="CellContent118" style:display-name="CellContent118">
      <style:text-properties/>
      <style:paragraph-properties/>
    </style:style>
    <style:style style:family="table-cell" style:name="TableCell119" style:display-name="TableCell119">
      <style:table-cell-properties style:vertical-align="bottom" fo:background-color="#d0ffd0"/>
    </style:style>
    <style:style style:family="paragraph" style:name="CellContent119" style:display-name="CellContent119">
      <style:text-properties/>
      <style:paragraph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column" style:name="TableColumn21" style:display-name="TableColumn21">
      <style:table-column-properties/>
    </style:style>
    <style:style style:family="table-column" style:name="TableColumn22" style:display-name="TableColumn22">
      <style:table-column-properties/>
    </style:style>
    <style:style style:family="table-row" style:name="TableRow18" style:display-name="TableRow18">
      <style:table-row-properties style:use-optimal-row-height="true"/>
    </style:style>
    <style:style style:family="table-row" style:name="TableRow19" style:display-name="TableRow19">
      <style:table-row-properties style:use-optimal-row-height="true"/>
    </style:style>
    <style:style style:family="table-row" style:name="TableRow20" style:display-name="TableRow20">
      <style:table-row-properties style:use-optimal-row-height="true"/>
    </style:style>
    <style:style style:family="table-row" style:name="TableRow21" style:display-name="TableRow21">
      <style:table-row-properties style:use-optimal-row-height="true"/>
    </style:style>
    <style:style style:family="paragraph" style:name="Sp4" style:display-name="Sp4">
      <style:paragraph-properties style:line-spacing="14.1732283465pt"/>
    </style:style>
    <style:style style:family="table-cell" style:name="TableCell120" style:display-name="TableCell120">
      <style:table-cell-properties style:vertical-align="bottom"/>
    </style:style>
    <style:style style:family="paragraph" style:name="CellContent120" style:display-name="CellContent120">
      <style:text-properties/>
      <style:paragraph-properties/>
    </style:style>
    <style:style style:family="table-cell" style:name="TableCell121" style:display-name="TableCell121">
      <style:table-cell-properties style:vertical-align="bottom" fo:background-color="#d0ffd0"/>
    </style:style>
    <style:style style:family="paragraph" style:name="CellContent121" style:display-name="CellContent121">
      <style:text-properties/>
      <style:paragraph-properties/>
    </style:style>
    <style:style style:family="table-cell" style:name="TableCell122" style:display-name="TableCell122">
      <style:table-cell-properties style:vertical-align="bottom" fo:background-color="#ffd0ff"/>
    </style:style>
    <style:style style:family="paragraph" style:name="CellContent122" style:display-name="CellContent122">
      <style:text-properties/>
      <style:paragraph-properties/>
    </style:style>
    <style:style style:family="table-cell" style:name="TableCell123" style:display-name="TableCell123">
      <style:table-cell-properties style:vertical-align="bottom"/>
    </style:style>
    <style:style style:family="paragraph" style:name="CellContent123" style:display-name="CellContent123">
      <style:text-properties/>
      <style:paragraph-properties/>
    </style:style>
    <style:style style:family="table-cell" style:name="TableCell124" style:display-name="TableCell124">
      <style:table-cell-properties style:vertical-align="bottom"/>
    </style:style>
    <style:style style:family="paragraph" style:name="CellContent124" style:display-name="CellContent124">
      <style:text-properties/>
      <style:paragraph-properties/>
    </style:style>
    <style:style style:family="table-cell" style:name="TableCell125" style:display-name="TableCell125">
      <style:table-cell-properties style:vertical-align="bottom" fo:background-color="#d0ffd0"/>
    </style:style>
    <style:style style:family="paragraph" style:name="CellContent125" style:display-name="CellContent125">
      <style:text-properties/>
      <style:paragraph-properties/>
    </style:style>
    <style:style style:family="table-cell" style:name="TableCell126" style:display-name="TableCell126">
      <style:table-cell-properties style:vertical-align="bottom" fo:background-color="#ffd0ff"/>
    </style:style>
    <style:style style:family="paragraph" style:name="CellContent126" style:display-name="CellContent126">
      <style:text-properties/>
      <style:paragraph-properties/>
    </style:style>
    <style:style style:family="table-cell" style:name="TableCell127" style:display-name="TableCell127">
      <style:table-cell-properties style:vertical-align="bottom"/>
    </style:style>
    <style:style style:family="paragraph" style:name="CellContent127" style:display-name="CellContent127">
      <style:text-properties/>
      <style:paragraph-properties/>
    </style:style>
    <style:style style:family="table-cell" style:name="TableCell128" style:display-name="TableCell128">
      <style:table-cell-properties style:vertical-align="bottom"/>
    </style:style>
    <style:style style:family="paragraph" style:name="CellContent128" style:display-name="CellContent128">
      <style:text-properties/>
      <style:paragraph-properties/>
    </style:style>
    <style:style style:family="table-cell" style:name="TableCell129" style:display-name="TableCell129">
      <style:table-cell-properties style:vertical-align="bottom" fo:background-color="#d0ffd0"/>
    </style:style>
    <style:style style:family="paragraph" style:name="CellContent129" style:display-name="CellContent129">
      <style:text-properties/>
      <style:paragraph-properties/>
    </style:style>
    <style:style style:family="table-cell" style:name="TableCell130" style:display-name="TableCell130">
      <style:table-cell-properties style:vertical-align="bottom" fo:background-color="#ffd0ff"/>
    </style:style>
    <style:style style:family="paragraph" style:name="CellContent130" style:display-name="CellContent130">
      <style:text-properties/>
      <style:paragraph-properties/>
    </style:style>
    <style:style style:family="table-cell" style:name="TableCell131" style:display-name="TableCell131">
      <style:table-cell-properties style:vertical-align="bottom"/>
    </style:style>
    <style:style style:family="paragraph" style:name="CellContent131" style:display-name="CellContent131">
      <style:text-properties/>
      <style:paragraph-properties/>
    </style:style>
    <style:style style:family="table-cell" style:name="TableCell132" style:display-name="TableCell132">
      <style:table-cell-properties style:vertical-align="bottom"/>
    </style:style>
    <style:style style:family="paragraph" style:name="CellContent132" style:display-name="CellContent132">
      <style:text-properties/>
      <style:paragraph-properties/>
    </style:style>
    <style:style style:family="table-cell" style:name="TableCell133" style:display-name="TableCell133">
      <style:table-cell-properties style:vertical-align="bottom" fo:background-color="#d0ffd0"/>
    </style:style>
    <style:style style:family="paragraph" style:name="CellContent133" style:display-name="CellContent133">
      <style:text-properties/>
      <style:paragraph-properties/>
    </style:style>
    <style:style style:family="table-cell" style:name="TableCell134" style:display-name="TableCell134">
      <style:table-cell-properties style:vertical-align="bottom" fo:background-color="#ffd0ff"/>
    </style:style>
    <style:style style:family="paragraph" style:name="CellContent134" style:display-name="CellContent134">
      <style:text-properties/>
      <style:paragraph-properties/>
    </style:style>
    <style:style style:family="table-cell" style:name="TableCell135" style:display-name="TableCell135">
      <style:table-cell-properties style:vertical-align="bottom"/>
    </style:style>
    <style:style style:family="paragraph" style:name="CellContent135" style:display-name="CellContent135">
      <style:text-properties/>
      <style:paragraph-properties/>
    </style:style>
    <style:style style:family="table-cell" style:name="TableCell136" style:display-name="TableCell136">
      <style:table-cell-properties style:vertical-align="bottom"/>
    </style:style>
    <style:style style:family="paragraph" style:name="CellContent136" style:display-name="CellContent136">
      <style:text-properties/>
      <style:paragraph-properties/>
    </style:style>
    <style:style style:family="table-cell" style:name="TableCell137" style:display-name="TableCell137">
      <style:table-cell-properties style:vertical-align="bottom" fo:background-color="#d0ffd0"/>
    </style:style>
    <style:style style:family="paragraph" style:name="CellContent137" style:display-name="CellContent137">
      <style:text-properties/>
      <style:paragraph-properties/>
    </style:style>
    <style:style style:family="table-cell" style:name="TableCell138" style:display-name="TableCell138">
      <style:table-cell-properties style:vertical-align="bottom" fo:background-color="#ffd0ff"/>
    </style:style>
    <style:style style:family="paragraph" style:name="CellContent138" style:display-name="CellContent138">
      <style:text-properties/>
      <style:paragraph-properties/>
    </style:style>
    <style:style style:family="table-cell" style:name="TableCell139" style:display-name="TableCell139">
      <style:table-cell-properties style:vertical-align="bottom"/>
    </style:style>
    <style:style style:family="paragraph" style:name="CellContent139" style:display-name="CellContent139">
      <style:text-properties/>
      <style:paragraph-properties/>
    </style:style>
    <style:style style:family="table-column" style:name="TableColumn23" style:display-name="TableColumn23">
      <style:table-column-properties/>
    </style:style>
    <style:style style:family="table-column" style:name="TableColumn24" style:display-name="TableColumn24">
      <style:table-column-properties/>
    </style:style>
    <style:style style:family="table-column" style:name="TableColumn25" style:display-name="TableColumn25">
      <style:table-column-properties/>
    </style:style>
    <style:style style:family="table-column" style:name="TableColumn26" style:display-name="TableColumn26">
      <style:table-column-properties/>
    </style:style>
    <style:style style:family="table-column" style:name="TableColumn27" style:display-name="TableColumn27">
      <style:table-column-properties/>
    </style:style>
    <style:style style:family="table-row" style:name="TableRow22" style:display-name="TableRow22">
      <style:table-row-properties style:use-optimal-row-height="true"/>
    </style:style>
    <style:style style:family="table-row" style:name="TableRow23" style:display-name="TableRow23">
      <style:table-row-properties style:use-optimal-row-height="true"/>
    </style:style>
    <style:style style:family="table-row" style:name="TableRow24" style:display-name="TableRow24">
      <style:table-row-properties style:use-optimal-row-height="true"/>
    </style:style>
    <style:style style:family="table-row" style:name="TableRow25" style:display-name="TableRow25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zebra-rows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7" office:value-type="string">
            <text:p text:style-name="CellContent7"><text:span text:style-name="T4">01</text:span></text:p>
          </table:table-cell>
          <table:table-cell table:style-name="TableCell13" office:value-type="string">
            <text:p text:style-name="CellContent13"><text:span text:style-name="T5">02</text:span></text:p>
          </table:table-cell>
          <table:table-cell table:style-name="TableCell19" office:value-type="string">
            <text:p text:style-name="CellContent19"><text:span text:style-name="T6">03</text:span></text:p>
          </table:table-cell>
          <table:table-cell table:style-name="TableCell25" office:value-type="string">
            <text:p text:style-name="CellContent25"><text:span text:style-name="T7">04</text:span><text:line-break/><text:span text:style-name="T8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9">10</text:span></text:p>
          </table:table-cell>
          <table:table-cell table:style-name="TableCell8" office:value-type="string">
            <text:p text:style-name="CellContent8"><text:span text:style-name="T10">11</text:span></text:p>
          </table:table-cell>
          <table:table-cell table:style-name="TableCell14" office:value-type="string">
            <text:p text:style-name="CellContent14"><text:span text:style-name="T11">12</text:span></text:p>
          </table:table-cell>
          <table:table-cell table:style-name="TableCell20" office:value-type="string">
            <text:p text:style-name="CellContent20"><text:span text:style-name="T12">13</text:span></text:p>
          </table:table-cell>
          <table:table-cell table:style-name="TableCell26" office:value-type="string">
            <text:p text:style-name="CellContent26"><text:span text:style-name="T13">14</text:span><text:line-break/><text:span text:style-name="T14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5">20</text:span></text:p>
          </table:table-cell>
          <table:table-cell table:style-name="TableCell9" office:value-type="string">
            <text:p text:style-name="CellContent9"><text:span text:style-name="T16">21</text:span></text:p>
          </table:table-cell>
          <table:table-cell table:style-name="TableCell15" office:value-type="string">
            <text:p text:style-name="CellContent15"><text:span text:style-name="T17">22</text:span></text:p>
          </table:table-cell>
          <table:table-cell table:style-name="TableCell21" office:value-type="string">
            <text:p text:style-name="CellContent21"><text:span text:style-name="T18">23</text:span></text:p>
          </table:table-cell>
          <table:table-cell table:style-name="TableCell27" office:value-type="string">
            <text:p text:style-name="CellContent27"><text:span text:style-name="T19">24</text:span><text:line-break/><text:span text:style-name="T20">24</text:span><text:line-break/><text:span text:style-name="T21">24</text:span><text:line-break/><text:span text:style-name="T22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3">30</text:span></text:p>
          </table:table-cell>
          <table:table-cell table:style-name="TableCell10" office:value-type="string">
            <text:p text:style-name="CellContent10"><text:span text:style-name="T24">31</text:span></text:p>
          </table:table-cell>
          <table:table-cell table:style-name="TableCell16" office:value-type="string">
            <text:p text:style-name="CellContent16"><text:span text:style-name="T25">32</text:span></text:p>
          </table:table-cell>
          <table:table-cell table:style-name="TableCell22" office:value-type="string">
            <text:p text:style-name="CellContent22"><text:span text:style-name="T26">33</text:span></text:p>
          </table:table-cell>
          <table:table-cell table:style-name="TableCell28" office:value-type="string">
            <text:p text:style-name="CellContent28"><text:span text:style-name="T27">34</text:span><text:line-break/><text:span text:style-name="T28">34</text:span></text:p>
          </table:table-cell>
        </table:table-row>
        <table:table-row table:style-name="TableRow5">
          <table:table-cell table:style-name="TableCell5" office:value-type="string">
            <text:p text:style-name="CellContent5"><text:span text:style-name="T29">40</text:span></text:p>
          </table:table-cell>
          <table:table-cell table:style-name="TableCell11" office:value-type="string">
            <text:p text:style-name="CellContent11"><text:span text:style-name="T30">41</text:span></text:p>
          </table:table-cell>
          <table:table-cell table:style-name="TableCell17" office:value-type="string">
            <text:p text:style-name="CellContent17"><text:span text:style-name="T31">42</text:span></text:p>
          </table:table-cell>
          <table:table-cell table:style-name="TableCell23" office:value-type="string">
            <text:p text:style-name="CellContent23"><text:span text:style-name="T32">44</text:span></text:p>
          </table:table-cell>
          <table:table-cell table:style-name="TableCell29" office:value-type="string">
            <text:p text:style-name="CellContent29"><text:span text:style-name="T33">44</text:span><text:line-break/><text:span text:style-name="T34">44</text:span></text:p>
          </table:table-cell>
        </table:table-row>
        <table:table-row table:style-name="TableRow6">
          <table:table-cell table:style-name="TableCell6" office:value-type="string">
            <text:p text:style-name="CellContent6"><text:span text:style-name="T35">50</text:span></text:p>
          </table:table-cell>
          <table:table-cell table:style-name="TableCell12" office:value-type="string">
            <text:p text:style-name="CellContent12"><text:span text:style-name="T36">51</text:span></text:p>
          </table:table-cell>
          <table:table-cell table:style-name="TableCell18" office:value-type="string">
            <text:p text:style-name="CellContent18"><text:span text:style-name="T37">52</text:span></text:p>
          </table:table-cell>
          <table:table-cell table:style-name="TableCell24" office:value-type="string">
            <text:p text:style-name="CellContent24"><text:span text:style-name="T38">55</text:span></text:p>
          </table:table-cell>
          <table:table-cell table:style-name="TableCell30" office:value-type="string">
            <text:p text:style-name="CellContent30"><text:span text:style-name="T39">55</text:span><text:line-break/><text:span text:style-name="T40">55</text:span></text:p>
          </table:table-cell>
        </table:table-row>
      </table:table>
      <text:p text:style-name="Sp1"/>
      <table:table table:style-name="zebra-cols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column table:style-name="TableColumn11"/>
        <table:table-column table:style-name="TableColumn12"/>
        <table:table-row table:style-name="TableRow7">
          <table:table-cell table:style-name="TableCell31" office:value-type="string">
            <text:p text:style-name="CellContent31"><text:span text:style-name="T41">00</text:span></text:p>
          </table:table-cell>
          <table:table-cell table:style-name="TableCell38" office:value-type="string">
            <text:p text:style-name="CellContent38"><text:span text:style-name="T42">01</text:span></text:p>
          </table:table-cell>
          <table:table-cell table:style-name="TableCell45" office:value-type="string">
            <text:p text:style-name="CellContent45"><text:span text:style-name="T43">02</text:span></text:p>
          </table:table-cell>
          <table:table-cell table:style-name="TableCell52" office:value-type="string">
            <text:p text:style-name="CellContent52"><text:span text:style-name="T44">03</text:span></text:p>
          </table:table-cell>
          <table:table-cell table:style-name="TableCell59" office:value-type="string">
            <text:p text:style-name="CellContent59"><text:span text:style-name="T45">04</text:span><text:line-break/><text:span text:style-name="T46">04</text:span></text:p>
          </table:table-cell>
          <table:table-cell table:style-name="TableCell66" office:value-type="string">
            <text:p text:style-name="CellContent66"><text:span text:style-name="T47">05</text:span></text:p>
          </table:table-cell>
          <table:table-cell table:style-name="TableCell73" office:value-type="string">
            <text:p text:style-name="CellContent73"><text:span text:style-name="T48">06</text:span></text:p>
          </table:table-cell>
        </table:table-row>
        <table:table-row table:style-name="TableRow8">
          <table:table-cell table:style-name="TableCell32" office:value-type="string">
            <text:p text:style-name="CellContent32"><text:span text:style-name="T49">10</text:span></text:p>
          </table:table-cell>
          <table:table-cell table:style-name="TableCell39" office:value-type="string">
            <text:p text:style-name="CellContent39"><text:span text:style-name="T50">11</text:span></text:p>
          </table:table-cell>
          <table:table-cell table:style-name="TableCell46" office:value-type="string">
            <text:p text:style-name="CellContent46"><text:span text:style-name="T51">12</text:span></text:p>
          </table:table-cell>
          <table:table-cell table:style-name="TableCell53" office:value-type="string">
            <text:p text:style-name="CellContent53"><text:span text:style-name="T52">13</text:span></text:p>
          </table:table-cell>
          <table:table-cell table:style-name="TableCell60" office:value-type="string">
            <text:p text:style-name="CellContent60"><text:span text:style-name="T53">14</text:span><text:line-break/><text:span text:style-name="T54">14</text:span></text:p>
          </table:table-cell>
          <table:table-cell table:style-name="TableCell67" office:value-type="string">
            <text:p text:style-name="CellContent67"><text:span text:style-name="T55">15</text:span></text:p>
          </table:table-cell>
          <table:table-cell table:style-name="TableCell74" office:value-type="string">
            <text:p text:style-name="CellContent74"><text:span text:style-name="T56">16</text:span></text:p>
          </table:table-cell>
        </table:table-row>
        <table:table-row table:style-name="TableRow9">
          <table:table-cell table:style-name="TableCell33" office:value-type="string">
            <text:p text:style-name="CellContent33"><text:span text:style-name="T57">20</text:span></text:p>
          </table:table-cell>
          <table:table-cell table:style-name="TableCell40" office:value-type="string">
            <text:p text:style-name="CellContent40"><text:span text:style-name="T58">21</text:span></text:p>
          </table:table-cell>
          <table:table-cell table:style-name="TableCell47" office:value-type="string">
            <text:p text:style-name="CellContent47"><text:span text:style-name="T59">22</text:span></text:p>
          </table:table-cell>
          <table:table-cell table:style-name="TableCell54" office:value-type="string">
            <text:p text:style-name="CellContent54"><text:span text:style-name="T60">23</text:span></text:p>
          </table:table-cell>
          <table:table-cell table:style-name="TableCell61" office:value-type="string">
            <text:p text:style-name="CellContent61"><text:span text:style-name="T61">24</text:span><text:line-break/><text:span text:style-name="T62">24</text:span><text:line-break/><text:span text:style-name="T63">24</text:span><text:line-break/><text:span text:style-name="T64">24</text:span></text:p>
          </table:table-cell>
          <table:table-cell table:style-name="TableCell68" office:value-type="string">
            <text:p text:style-name="CellContent68"><text:span text:style-name="T65">25</text:span></text:p>
          </table:table-cell>
          <table:table-cell table:style-name="TableCell75" office:value-type="string">
            <text:p text:style-name="CellContent75"><text:span text:style-name="T66">26</text:span></text:p>
          </table:table-cell>
        </table:table-row>
        <table:table-row table:style-name="TableRow10">
          <table:table-cell table:style-name="TableCell34" office:value-type="string">
            <text:p text:style-name="CellContent34"><text:span text:style-name="T67">30</text:span></text:p>
          </table:table-cell>
          <table:table-cell table:style-name="TableCell41" office:value-type="string">
            <text:p text:style-name="CellContent41"><text:span text:style-name="T68">31</text:span></text:p>
          </table:table-cell>
          <table:table-cell table:style-name="TableCell48" office:value-type="string">
            <text:p text:style-name="CellContent48"><text:span text:style-name="T69">32</text:span></text:p>
          </table:table-cell>
          <table:table-cell table:style-name="TableCell55" office:value-type="string">
            <text:p text:style-name="CellContent55"><text:span text:style-name="T70">33</text:span></text:p>
          </table:table-cell>
          <table:table-cell table:style-name="TableCell62" office:value-type="string">
            <text:p text:style-name="CellContent62"><text:span text:style-name="T71">34</text:span><text:line-break/><text:span text:style-name="T72">34</text:span></text:p>
          </table:table-cell>
          <table:table-cell table:style-name="TableCell69" office:value-type="string">
            <text:p text:style-name="CellContent69"><text:span text:style-name="T73">35</text:span></text:p>
          </table:table-cell>
          <table:table-cell table:style-name="TableCell76" office:value-type="string">
            <text:p text:style-name="CellContent76"><text:span text:style-name="T74">36</text:span></text:p>
          </table:table-cell>
        </table:table-row>
        <table:table-row table:style-name="TableRow11">
          <table:table-cell table:style-name="TableCell35" office:value-type="string">
            <text:p text:style-name="CellContent35"><text:span text:style-name="T75">40</text:span></text:p>
          </table:table-cell>
          <table:table-cell table:style-name="TableCell42" office:value-type="string">
            <text:p text:style-name="CellContent42"><text:span text:style-name="T76">41</text:span></text:p>
          </table:table-cell>
          <table:table-cell table:style-name="TableCell49" office:value-type="string">
            <text:p text:style-name="CellContent49"><text:span text:style-name="T77">42</text:span></text:p>
          </table:table-cell>
          <table:table-cell table:style-name="TableCell56" office:value-type="string">
            <text:p text:style-name="CellContent56"><text:span text:style-name="T78">44</text:span></text:p>
          </table:table-cell>
          <table:table-cell table:style-name="TableCell63" office:value-type="string">
            <text:p text:style-name="CellContent63"><text:span text:style-name="T79">44</text:span><text:line-break/><text:span text:style-name="T80">44</text:span></text:p>
          </table:table-cell>
          <table:table-cell table:style-name="TableCell70" office:value-type="string">
            <text:p text:style-name="CellContent70"><text:span text:style-name="T81">45</text:span></text:p>
          </table:table-cell>
          <table:table-cell table:style-name="TableCell77" office:value-type="string">
            <text:p text:style-name="CellContent77"><text:span text:style-name="T82">46</text:span></text:p>
          </table:table-cell>
        </table:table-row>
        <table:table-row table:style-name="TableRow12">
          <table:table-cell table:style-name="TableCell36" office:value-type="string">
            <text:p text:style-name="CellContent36"><text:span text:style-name="T83">50</text:span></text:p>
          </table:table-cell>
          <table:table-cell table:style-name="TableCell43" office:value-type="string">
            <text:p text:style-name="CellContent43"><text:span text:style-name="T84">51</text:span></text:p>
          </table:table-cell>
          <table:table-cell table:style-name="TableCell50" office:value-type="string">
            <text:p text:style-name="CellContent50"><text:span text:style-name="T85">52</text:span></text:p>
          </table:table-cell>
          <table:table-cell table:style-name="TableCell57" office:value-type="string">
            <text:p text:style-name="CellContent57"><text:span text:style-name="T86">55</text:span></text:p>
          </table:table-cell>
          <table:table-cell table:style-name="TableCell64" office:value-type="string">
            <text:p text:style-name="CellContent64"><text:span text:style-name="T87">55</text:span><text:line-break/><text:span text:style-name="T88">55</text:span></text:p>
          </table:table-cell>
          <table:table-cell table:style-name="TableCell71" office:value-type="string">
            <text:p text:style-name="CellContent71"><text:span text:style-name="T89">56</text:span></text:p>
          </table:table-cell>
          <table:table-cell table:style-name="TableCell78" office:value-type="string">
            <text:p text:style-name="CellContent78"><text:span text:style-name="T90">57</text:span></text:p>
          </table:table-cell>
        </table:table-row>
        <table:table-row table:style-name="TableRow13">
          <table:table-cell table:style-name="TableCell37" office:value-type="string">
            <text:p text:style-name="CellContent37"><text:span text:style-name="T91">60</text:span></text:p>
          </table:table-cell>
          <table:table-cell table:style-name="TableCell44" office:value-type="string">
            <text:p text:style-name="CellContent44"><text:span text:style-name="T92">61</text:span></text:p>
          </table:table-cell>
          <table:table-cell table:style-name="TableCell51" office:value-type="string">
            <text:p text:style-name="CellContent51"><text:span text:style-name="T93">62</text:span></text:p>
          </table:table-cell>
          <table:table-cell table:style-name="TableCell58" office:value-type="string">
            <text:p text:style-name="CellContent58"><text:span text:style-name="T94">65</text:span></text:p>
          </table:table-cell>
          <table:table-cell table:style-name="TableCell65" office:value-type="string">
            <text:p text:style-name="CellContent65"><text:span text:style-name="T95">65</text:span></text:p>
          </table:table-cell>
          <table:table-cell table:style-name="TableCell72" office:value-type="string">
            <text:p text:style-name="CellContent72"><text:span text:style-name="T96">66</text:span></text:p>
          </table:table-cell>
          <table:table-cell table:style-name="TableCell79" office:value-type="string">
            <text:p text:style-name="CellContent79"><text:span text:style-name="T97">67</text:span></text:p>
          </table:table-cell>
        </table:table-row>
      </table:table>
      <text:p text:style-name="Sp2"/>
      <table:table table:style-name="zebra-rowcol">
        <table:table-column table:style-name="TableColumn13"/>
        <table:table-column table:style-name="TableColumn14"/>
        <table:table-column table:style-name="TableColumn15"/>
        <table:table-column table:style-name="TableColumn16"/>
        <table:table-column table:style-name="TableColumn17"/>
        <table:table-row table:style-name="TableRow14">
          <table:table-cell table:style-name="TableCell80" office:value-type="string">
            <text:p text:style-name="CellContent80"><text:span text:style-name="T98">00</text:span></text:p>
          </table:table-cell>
          <table:table-cell table:style-name="TableCell84" office:value-type="string">
            <text:p text:style-name="CellContent84"><text:span text:style-name="T99">01</text:span></text:p>
          </table:table-cell>
          <table:table-cell table:style-name="TableCell88" office:value-type="string">
            <text:p text:style-name="CellContent88"><text:span text:style-name="T100">02</text:span></text:p>
          </table:table-cell>
          <table:table-cell table:style-name="TableCell92" office:value-type="string">
            <text:p text:style-name="CellContent92"><text:span text:style-name="T101">03</text:span></text:p>
          </table:table-cell>
          <table:table-cell table:style-name="TableCell96" office:value-type="string">
            <text:p text:style-name="CellContent96"><text:span text:style-name="T102">04</text:span></text:p>
          </table:table-cell>
        </table:table-row>
        <table:table-row table:style-name="TableRow15">
          <table:table-cell table:style-name="TableCell81" office:value-type="string">
            <text:p text:style-name="CellContent81"><text:span text:style-name="T103">10</text:span></text:p>
          </table:table-cell>
          <table:table-cell table:style-name="TableCell85" office:value-type="string">
            <text:p text:style-name="CellContent85"><text:span text:style-name="T104">11</text:span></text:p>
          </table:table-cell>
          <table:table-cell table:style-name="TableCell89" office:value-type="string">
            <text:p text:style-name="CellContent89"><text:span text:style-name="T105">12</text:span></text:p>
          </table:table-cell>
          <table:table-cell table:style-name="TableCell93" office:value-type="string">
            <text:p text:style-name="CellContent93"><text:span text:style-name="T106">13</text:span></text:p>
          </table:table-cell>
          <table:table-cell table:style-name="TableCell97" office:value-type="string">
            <text:p text:style-name="CellContent97"><text:span text:style-name="T107">14</text:span></text:p>
          </table:table-cell>
        </table:table-row>
        <table:table-row table:style-name="TableRow16">
          <table:table-cell table:style-name="TableCell82" office:value-type="string">
            <text:p text:style-name="CellContent82"><text:span text:style-name="T108">20</text:span></text:p>
          </table:table-cell>
          <table:table-cell table:style-name="TableCell86" office:value-type="string">
            <text:p text:style-name="CellContent86"><text:span text:style-name="T109">21</text:span></text:p>
          </table:table-cell>
          <table:table-cell table:style-name="TableCell90" office:value-type="string">
            <text:p text:style-name="CellContent90"><text:span text:style-name="T110">22</text:span></text:p>
          </table:table-cell>
          <table:table-cell table:style-name="TableCell94" office:value-type="string">
            <text:p text:style-name="CellContent94"><text:span text:style-name="T111">23</text:span></text:p>
          </table:table-cell>
          <table:table-cell table:style-name="TableCell98" office:value-type="string">
            <text:p text:style-name="CellContent98"><text:span text:style-name="T112">24</text:span></text:p>
          </table:table-cell>
        </table:table-row>
        <table:table-row table:style-name="TableRow17">
          <table:table-cell table:style-name="TableCell83" office:value-type="string">
            <text:p text:style-name="CellContent83"><text:span text:style-name="T113">30</text:span></text:p>
          </table:table-cell>
          <table:table-cell table:style-name="TableCell87" office:value-type="string">
            <text:p text:style-name="CellContent87"><text:span text:style-name="T114">31</text:span></text:p>
          </table:table-cell>
          <table:table-cell table:style-name="TableCell91" office:value-type="string">
            <text:p text:style-name="CellContent91"><text:span text:style-name="T115">32</text:span></text:p>
          </table:table-cell>
          <table:table-cell table:style-name="TableCell95" office:value-type="string">
            <text:p text:style-name="CellContent95"><text:span text:style-name="T116">33</text:span></text:p>
          </table:table-cell>
          <table:table-cell table:style-name="TableCell99" office:value-type="string">
            <text:p text:style-name="CellContent99"><text:span text:style-name="T117">34</text:span></text:p>
          </table:table-cell>
        </table:table-row>
      </table:table>
      <text:p text:style-name="Sp3"/>
      <table:table table:style-name="zebra-bg-rows">
        <table:table-column table:style-name="TableColumn18"/>
        <table:table-column table:style-name="TableColumn19"/>
        <table:table-column table:style-name="TableColumn20"/>
        <table:table-column table:style-name="TableColumn21"/>
        <table:table-column table:style-name="TableColumn22"/>
        <table:table-row table:style-name="TableRow18">
          <table:table-cell table:style-name="TableCell100" office:value-type="string">
            <text:p text:style-name="CellContent100"><text:span text:style-name="T118">00</text:span></text:p>
          </table:table-cell>
          <table:table-cell table:style-name="TableCell104" office:value-type="string">
            <text:p text:style-name="CellContent104"><text:span text:style-name="T119">01</text:span></text:p>
          </table:table-cell>
          <table:table-cell table:style-name="TableCell108" office:value-type="string">
            <text:p text:style-name="CellContent108"><text:span text:style-name="T120">02</text:span></text:p>
          </table:table-cell>
          <table:table-cell table:style-name="TableCell112" office:value-type="string">
            <text:p text:style-name="CellContent112"><text:span text:style-name="T121">03</text:span></text:p>
          </table:table-cell>
          <table:table-cell table:style-name="TableCell116" office:value-type="string">
            <text:p text:style-name="CellContent116"><text:span text:style-name="T122">04</text:span></text:p>
          </table:table-cell>
        </table:table-row>
        <table:table-row table:style-name="TableRow19">
          <table:table-cell table:style-name="TableCell101" office:value-type="string">
            <text:p text:style-name="CellContent101"><text:span text:style-name="T123">10</text:span></text:p>
          </table:table-cell>
          <table:table-cell table:style-name="TableCell105" office:value-type="string">
            <text:p text:style-name="CellContent105"><text:span text:style-name="T124">11</text:span></text:p>
          </table:table-cell>
          <table:table-cell table:style-name="TableCell109" office:value-type="string">
            <text:p text:style-name="CellContent109"><text:span text:style-name="T125">12</text:span></text:p>
          </table:table-cell>
          <table:table-cell table:style-name="TableCell113" office:value-type="string">
            <text:p text:style-name="CellContent113"><text:span text:style-name="T126">13</text:span></text:p>
          </table:table-cell>
          <table:table-cell table:style-name="TableCell117" office:value-type="string">
            <text:p text:style-name="CellContent117"><text:span text:style-name="T127">14</text:span></text:p>
          </table:table-cell>
        </table:table-row>
        <table:table-row table:style-name="TableRow20">
          <table:table-cell table:style-name="TableCell102" office:value-type="string">
            <text:p text:style-name="CellContent102"><text:span text:style-name="T128">20</text:span></text:p>
          </table:table-cell>
          <table:table-cell table:style-name="TableCell106" office:value-type="string">
            <text:p text:style-name="CellContent106"><text:span text:style-name="T129">21</text:span></text:p>
          </table:table-cell>
          <table:table-cell table:style-name="TableCell110" office:value-type="string">
            <text:p text:style-name="CellContent110"><text:span text:style-name="T130">22</text:span></text:p>
          </table:table-cell>
          <table:table-cell table:style-name="TableCell114" office:value-type="string">
            <text:p text:style-name="CellContent114"><text:span text:style-name="T131">23</text:span></text:p>
          </table:table-cell>
          <table:table-cell table:style-name="TableCell118" office:value-type="string">
            <text:p text:style-name="CellContent118"><text:span text:style-name="T132">24</text:span></text:p>
          </table:table-cell>
        </table:table-row>
        <table:table-row table:style-name="TableRow21">
          <table:table-cell table:style-name="TableCell103" office:value-type="string">
            <text:p text:style-name="CellContent103"><text:span text:style-name="T133">30</text:span></text:p>
          </table:table-cell>
          <table:table-cell table:style-name="TableCell107" office:value-type="string">
            <text:p text:style-name="CellContent107"><text:span text:style-name="T134">31</text:span></text:p>
          </table:table-cell>
          <table:table-cell table:style-name="TableCell111" office:value-type="string">
            <text:p text:style-name="CellContent111"><text:span text:style-name="T135">32</text:span></text:p>
          </table:table-cell>
          <table:table-cell table:style-name="TableCell115" office:value-type="string">
            <text:p text:style-name="CellContent115"><text:span text:style-name="T136">33</text:span></text:p>
          </table:table-cell>
          <table:table-cell table:style-name="TableCell119" office:value-type="string">
            <text:p text:style-name="CellContent119"><text:span text:style-name="T137">34</text:span></text:p>
          </table:table-cell>
        </table:table-row>
      </table:table>
      <text:p text:style-name="Sp4"/>
      <table:table table:style-name="zebra-bg-rows-triple">
        <table:table-column table:style-name="TableColumn23"/>
        <table:table-column table:style-name="TableColumn24"/>
        <table:table-column table:style-name="TableColumn25"/>
        <table:table-column table:style-name="TableColumn26"/>
        <table:table-column table:style-name="TableColumn27"/>
        <table:table-row table:style-name="TableRow22">
          <table:table-cell table:style-name="TableCell120" office:value-type="string">
            <text:p text:style-name="CellContent120"><text:span text:style-name="T138">00</text:span></text:p>
          </table:table-cell>
          <table:table-cell table:style-name="TableCell124" office:value-type="string">
            <text:p text:style-name="CellContent124"><text:span text:style-name="T139">01</text:span></text:p>
          </table:table-cell>
          <table:table-cell table:style-name="TableCell128" office:value-type="string">
            <text:p text:style-name="CellContent128"><text:span text:style-name="T140">02</text:span></text:p>
          </table:table-cell>
          <table:table-cell table:style-name="TableCell132" office:value-type="string">
            <text:p text:style-name="CellContent132"><text:span text:style-name="T141">03</text:span></text:p>
          </table:table-cell>
          <table:table-cell table:style-name="TableCell136" office:value-type="string">
            <text:p text:style-name="CellContent136"><text:span text:style-name="T142">04</text:span></text:p>
          </table:table-cell>
        </table:table-row>
        <table:table-row table:style-name="TableRow23">
          <table:table-cell table:style-name="TableCell121" office:value-type="string">
            <text:p text:style-name="CellContent121"><text:span text:style-name="T143">10</text:span></text:p>
          </table:table-cell>
          <table:table-cell table:style-name="TableCell125" office:value-type="string">
            <text:p text:style-name="CellContent125"><text:span text:style-name="T144">11</text:span></text:p>
          </table:table-cell>
          <table:table-cell table:style-name="TableCell129" office:value-type="string">
            <text:p text:style-name="CellContent129"><text:span text:style-name="T145">12</text:span></text:p>
          </table:table-cell>
          <table:table-cell table:style-name="TableCell133" office:value-type="string">
            <text:p text:style-name="CellContent133"><text:span text:style-name="T146">13</text:span></text:p>
          </table:table-cell>
          <table:table-cell table:style-name="TableCell137" office:value-type="string">
            <text:p text:style-name="CellContent137"><text:span text:style-name="T147">14</text:span></text:p>
          </table:table-cell>
        </table:table-row>
        <table:table-row table:style-name="TableRow24">
          <table:table-cell table:style-name="TableCell122" office:value-type="string">
            <text:p text:style-name="CellContent122"><text:span text:style-name="T148">20</text:span></text:p>
          </table:table-cell>
          <table:table-cell table:style-name="TableCell126" office:value-type="string">
            <text:p text:style-name="CellContent126"><text:span text:style-name="T149">21</text:span></text:p>
          </table:table-cell>
          <table:table-cell table:style-name="TableCell130" office:value-type="string">
            <text:p text:style-name="CellContent130"><text:span text:style-name="T150">22</text:span></text:p>
          </table:table-cell>
          <table:table-cell table:style-name="TableCell134" office:value-type="string">
            <text:p text:style-name="CellContent134"><text:span text:style-name="T151">23</text:span></text:p>
          </table:table-cell>
          <table:table-cell table:style-name="TableCell138" office:value-type="string">
            <text:p text:style-name="CellContent138"><text:span text:style-name="T152">24</text:span></text:p>
          </table:table-cell>
        </table:table-row>
        <table:table-row table:style-name="TableRow25">
          <table:table-cell table:style-name="TableCell123" office:value-type="string">
            <text:p text:style-name="CellContent123"><text:span text:style-name="T153">30</text:span></text:p>
          </table:table-cell>
          <table:table-cell table:style-name="TableCell127" office:value-type="string">
            <text:p text:style-name="CellContent127"><text:span text:style-name="T154">31</text:span></text:p>
          </table:table-cell>
          <table:table-cell table:style-name="TableCell131" office:value-type="string">
            <text:p text:style-name="CellContent131"><text:span text:style-name="T155">32</text:span></text:p>
          </table:table-cell>
          <table:table-cell table:style-name="TableCell135" office:value-type="string">
            <text:p text:style-name="CellContent135"><text:span text:style-name="T156">33</text:span></text:p>
          </table:table-cell>
          <table:table-cell table:style-name="TableCell139" office:value-type="string">
            <text:p text:style-name="CellContent139"><text:span text:style-name="T157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  <style:style style:family="text" style:name="T79" style:display-name="T79">
      <style:text-properties/>
    </style:style>
    <style:style style:family="text" style:name="T80" style:display-name="T80">
      <style:text-properties/>
    </style:style>
    <style:style style:family="text" style:name="T81" style:display-name="T81">
      <style:text-properties/>
    </style:style>
    <style:style style:family="text" style:name="T82" style:display-name="T82">
      <style:text-properties/>
    </style:style>
    <style:style style:family="text" style:name="T83" style:display-name="T83">
      <style:text-properties/>
    </style:style>
    <style:style style:family="text" style:name="T84" style:display-name="T84">
      <style:text-properties/>
    </style:style>
    <style:style style:family="text" style:name="T85" style:display-name="T85">
      <style:text-properties/>
    </style:style>
    <style:style style:family="text" style:name="T86" style:display-name="T86">
      <style:text-properties/>
    </style:style>
    <style:style style:family="text" style:name="T87" style:display-name="T87">
      <style:text-properties/>
    </style:style>
    <style:style style:family="text" style:name="T88" style:display-name="T88">
      <style:text-properties/>
    </style:style>
    <style:style style:family="text" style:name="T89" style:display-name="T89">
      <style:text-properties/>
    </style:style>
    <style:style style:family="text" style:name="T90" style:display-name="T90">
      <style:text-properties/>
    </style:style>
    <style:style style:family="text" style:name="T91" style:display-name="T91">
      <style:text-properties/>
    </style:style>
    <style:style style:family="text" style:name="T92" style:display-name="T92">
      <style:text-properties/>
    </style:style>
    <style:style style:family="text" style:name="T93" style:display-name="T93">
      <style:text-properties/>
    </style:style>
    <style:style style:family="text" style:name="T94" style:display-name="T94">
      <style:text-properties/>
    </style:style>
    <style:style style:family="text" style:name="T95" style:display-name="T95">
      <style:text-properties/>
    </style:style>
    <style:style style:family="text" style:name="T96" style:display-name="T96">
      <style:text-properties/>
    </style:style>
    <style:style style:family="text" style:name="T97" style:display-name="T97">
      <style:text-properties/>
    </style:style>
    <style:style style:family="text" style:name="T98" style:display-name="T98">
      <style:text-properties/>
    </style:style>
    <style:style style:family="text" style:name="T99" style:display-name="T99">
      <style:text-properties/>
    </style:style>
    <style:style style:family="text" style:name="T100" style:display-name="T100">
      <style:text-properties/>
    </style:style>
    <style:style style:family="text" style:name="T101" style:display-name="T101">
      <style:text-properties/>
    </style:style>
    <style:style style:family="text" style:name="T102" style:display-name="T102">
      <style:text-properties/>
    </style:style>
    <style:style style:family="text" style:name="T103" style:display-name="T103">
      <style:text-properties/>
    </style:style>
    <style:style style:family="text" style:name="T104" style:display-name="T104">
      <style:text-properties/>
    </style:style>
    <style:style style:family="text" style:name="T105" style:display-name="T105">
      <style:text-properties/>
    </style:style>
    <style:style style:family="text" style:name="T106" style:display-name="T106">
      <style:text-properties/>
    </style:style>
    <style:style style:family="text" style:name="T107" style:display-name="T107">
      <style:text-properties/>
    </style:style>
    <style:style style:family="text" style:name="T108" style:display-name="T108">
      <style:text-properties/>
    </style:style>
    <style:style style:family="text" style:name="T109" style:display-name="T109">
      <style:text-properties/>
    </style:style>
    <style:style style:family="text" style:name="T110" style:display-name="T110">
      <style:text-properties/>
    </style:style>
    <style:style style:family="text" style:name="T111" style:display-name="T111">
      <style:text-properties/>
    </style:style>
    <style:style style:family="text" style:name="T112" style:display-name="T112">
      <style:text-properties/>
    </style:style>
    <style:style style:family="text" style:name="T113" style:display-name="T113">
      <style:text-properties/>
    </style:style>
    <style:style style:family="text" style:name="T114" style:display-name="T114">
      <style:text-properties/>
    </style:style>
    <style:style style:family="text" style:name="T115" style:display-name="T115">
      <style:text-properties/>
    </style:style>
    <style:style style:family="text" style:name="T116" style:display-name="T116">
      <style:text-properties/>
    </style:style>
    <style:style style:family="text" style:name="T117" style:display-name="T117">
      <style:text-properties/>
    </style:style>
    <style:style style:family="text" style:name="T118" style:display-name="T118">
      <style:text-properties/>
    </style:style>
    <style:style style:family="text" style:name="T119" style:display-name="T119">
      <style:text-properties/>
    </style:style>
    <style:style style:family="text" style:name="T120" style:display-name="T120">
      <style:text-properties/>
    </style:style>
    <style:style style:family="text" style:name="T121" style:display-name="T121">
      <style:text-properties/>
    </style:style>
    <style:style style:family="text" style:name="T122" style:display-name="T122">
      <style:text-properties/>
    </style:style>
    <style:style style:family="text" style:name="T123" style:display-name="T123">
      <style:text-properties/>
    </style:style>
    <style:style style:family="text" style:name="T124" style:display-name="T124">
      <style:text-properties/>
    </style:style>
    <style:style style:family="text" style:name="T125" style:display-name="T125">
      <style:text-properties/>
    </style:style>
    <style:style style:family="text" style:name="T126" style:display-name="T126">
      <style:text-properties/>
    </style:style>
    <style:style style:family="text" style:name="T127" style:display-name="T127">
      <style:text-properties/>
    </style:style>
    <style:style style:family="text" style:name="T128" style:display-name="T128">
      <style:text-properties/>
    </style:style>
    <style:style style:family="text" style:name="T129" style:display-name="T129">
      <style:text-properties/>
    </style:style>
    <style:style style:family="text" style:name="T130" style:display-name="T130">
      <style:text-properties/>
    </style:style>
    <style:style style:family="text" style:name="T131" style:display-name="T131">
      <style:text-properties/>
    </style:style>
    <style:style style:family="text" style:name="T132" style:display-name="T132">
      <style:text-properties/>
    </style:style>
    <style:style style:family="text" style:name="T133" style:display-name="T133">
      <style:text-properties/>
    </style:style>
    <style:style style:family="text" style:name="T134" style:display-name="T134">
      <style:text-properties/>
    </style:style>
    <style:style style:family="text" style:name="T135" style:display-name="T135">
      <style:text-properties/>
    </style:style>
    <style:style style:family="text" style:name="T136" style:display-name="T136">
      <style:text-properties/>
    </style:style>
    <style:style style:family="text" style:name="T137" style:display-name="T137">
      <style:text-properties/>
    </style:style>
    <style:style style:family="text" style:name="T138" style:display-name="T138">
      <style:text-properties/>
    </style:style>
    <style:style style:family="text" style:name="T139" style:display-name="T139">
      <style:text-properties/>
    </style:style>
    <style:style style:family="text" style:name="T140" style:display-name="T140">
      <style:text-properties/>
    </style:style>
    <style:style style:family="text" style:name="T141" style:display-name="T141">
      <style:text-properties/>
    </style:style>
    <style:style style:family="text" style:name="T142" style:display-name="T142">
      <style:text-properties/>
    </style:style>
    <style:style style:family="text" style:name="T143" style:display-name="T143">
      <style:text-properties/>
    </style:style>
    <style:style style:family="text" style:name="T144" style:display-name="T144">
      <style:text-properties/>
    </style:style>
    <style:style style:family="text" style:name="T145" style:display-name="T145">
      <style:text-properties/>
    </style:style>
    <style:style style:family="text" style:name="T146" style:display-name="T146">
      <style:text-properties/>
    </style:style>
    <style:style style:family="text" style:name="T147" style:display-name="T147">
      <style:text-properties/>
    </style:style>
    <style:style style:family="text" style:name="T148" style:display-name="T148">
      <style:text-properties/>
    </style:style>
    <style:style style:family="text" style:name="T149" style:display-name="T149">
      <style:text-properties/>
    </style:style>
    <style:style style:family="text" style:name="T150" style:display-name="T150">
      <style:text-properties/>
    </style:style>
    <style:style style:family="text" style:name="T151" style:display-name="T151">
      <style:text-properties/>
    </style:style>
    <style:style style:family="text" style:name="T152" style:display-name="T152">
      <style:text-properties/>
    </style:style>
    <style:style style:family="text" style:name="T153" style:display-name="T153">
      <style:text-properties/>
    </style:style>
    <style:style style:family="text" style:name="T154" style:display-name="T154">
      <style:text-properties/>
    </style:style>
    <style:style style:family="text" style:name="T155" style:display-name="T155">
      <style:text-properties/>
    </style:style>
    <style:style style:family="text" style:name="T156" style:display-name="T156">
      <style:text-properties/>
    </style:style>
    <style:style style:family="text" style:name="T157" style:display-name="T157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